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end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position="super 58%" fo:font-weight="normal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1FF5_3</text:p>
      <text:p text:style-name="P2">American Genizah Project: Partnership for Posterity</text:p>
      <text:p text:style-name="P2">Sabato Morais Collection Catalogue Template</text:p>
      <text:p text:style-name="P3"/>
      <text:p text:style-name="P3">Cataloguer: Heather Newlin</text:p>
      <text:p text:style-name="P3"/>
      <text:p text:style-name="P3"/>
      <text:p text:style-name="P3">I. Provenance</text:p>
      <text:p text:style-name="P3"/>
      <text:p text:style-name="P3">Source: CAJS Sabato Morais Papers</text:p>
      <text:p text:style-name="P3">Location: Box 1, FF 5</text:p>
      <text:p text:style-name="P3">Restrictions: ?</text:p>
      <text:p text:style-name="P3"/>
      <text:p text:style-name="P3">II. Descriptive Metadata</text:p>
      <text:p text:style-name="P3"/>
      <text:p text:style-name="P3">Script<text:tab/><text:tab/><text:tab/><text:tab/><text:tab/><text:tab/>Manuscript</text:p>
      <text:p text:style-name="P3"><text:s/>(manuscript or typescript) <text:tab/><text:tab/><text:tab/><text:tab/></text:p>
      <text:p text:style-name="P3">Language (s)<text:tab/><text:tab/><text:tab/><text:tab/><text:tab/>English<text:tab/><text:tab/><text:tab/><text:tab/><text:tab/></text:p>
      <text:p text:style-name="P3">Author of letter<text:tab/><text:tab/><text:tab/><text:tab/>Miriam Belisario</text:p>
      <text:p text:style-name="P3">Signed letter<text:tab/><text:tab/><text:tab/><text:tab/><text:tab/>Y<text:tab/></text:p>
      <text:p text:style-name="P3">Unsigned letter</text:p>
      <text:p text:style-name="P3">Dictated letter</text:p>
      <text:p text:style-name="P3">Anonymous</text:p>
      <text:p text:style-name="P3">Addressee of letter<text:tab/><text:tab/><text:tab/><text:tab/>Sabato Morais</text:p>
      <text:p text:style-name="P3">Addressee as “Editor”<text:tab/><text:tab/><text:tab/><text:tab/></text:p>
      <text:p text:style-name="P3">Date (derived from Hebrew Date)<text:tab/><text:tab/></text:p>
      <text:p text:style-name="P3">Date (derived from Gregorian calendar)<text:tab/>17 April 1848</text:p>
      <text:p text:style-name="P3">Month<text:tab/><text:tab/><text:tab/><text:tab/><text:tab/><text:tab/>April</text:p>
      <text:p text:style-name="P3">Year<text:tab/><text:tab/><text:tab/><text:tab/><text:tab/><text:tab/>1848</text:p>
      <text:p text:style-name="P3">Hebrew Date<text:tab/><text:tab/><text:tab/><text:tab/><text:tab/></text:p>
      <text:p text:style-name="P3">Undated</text:p>
      <text:p text:style-name="P3">City<text:tab/><text:tab/><text:tab/><text:tab/><text:tab/><text:tab/></text:p>
      <text:p text:style-name="P3">State<text:tab/><text:tab/><text:tab/><text:tab/><text:tab/><text:tab/><text:tab/> <text:s text:c="2"/><text:tab/><text:tab/><text:tab/><text:tab/></text:p>
      <text:p text:style-name="P3">Country<text:tab/><text:tab/><text:tab/><text:tab/><text:tab/></text:p>
      <text:p text:style-name="P3">Subject<text:tab/><text:tab/><text:tab/><text:tab/><text:tab/></text:p>
      <text:p text:style-name="P3">Keywords</text:p>
      <text:p text:style-name="P3"/>
      <text:p text:style-name="P3"/>
      <text:p text:style-name="P3">III. Document Types</text:p>
      <text:p text:style-name="P3"/>
      <text:p text:style-name="P3">Correspondence<text:tab/><text:tab/><text:tab/><text:tab/>Y</text:p>
      <text:p text:style-name="P3">(Synagogue) Sermon</text:p>
      <text:p text:style-name="P3">(Public) Discourse</text:p>
      <text:p text:style-name="P3">Literary Document<text:tab/><text:tab/><text:tab/><text:tab/></text:p>
      <text:p text:style-name="P3">Legal Document</text:p>
      <text:p text:style-name="P3">Receipts</text:p>
      <text:p text:style-name="P3">Newspaper Clipping</text:p>
      <text:p text:style-name="P3">Greeting Card</text:p>
      <text:p text:style-name="P3">Calling Card</text:p>
      <text:p text:style-name="P3"><text:soft-page-break/></text:p>
      <text:p text:style-name="P3"/>
      <text:p text:style-name="P3">IV. Physical Features </text:p>
      <text:p text:style-name="P3"/>
      <text:p text:style-name="P3">Condition (e.g. fragile)<text:tab/><text:tab/><text:tab/></text:p>
      <text:p text:style-name="P3">Paper size (letter or legal size)<text:tab/><text:tab/></text:p>
      <text:p text:style-name="P3">Number of Pages<text:tab/><text:tab/><text:tab/><text:tab/>2</text:p>
      <text:p text:style-name="P3">Number of Sheets<text:tab/><text:tab/><text:tab/><text:tab/>1</text:p>
      <text:p text:style-name="P3">Fragment<text:tab/><text:tab/><text:tab/><text:tab/><text:tab/></text:p>
      <text:p text:style-name="P3">Pagination </text:p>
      <text:p text:style-name="P3">Foliation</text:p>
      <text:p text:style-name="P3">Additional Numeration</text:p>
      <text:p text:style-name="P3">Envelope</text:p>
      <text:p text:style-name="P3">Stamp</text:p>
      <text:p text:style-name="P3">Postmark<text:tab/><text:tab/><text:tab/><text:tab/><text:tab/><text:tab/><text:tab/><text:tab/></text:p>
      <text:p text:style-name="P3">Wax seal<text:tab/><text:tab/><text:tab/><text:tab/><text:tab/></text:p>
      <text:p text:style-name="P3"/>
      <text:p text:style-name="P3">V. Added entries </text:p>
      <text:p text:style-name="P3"/>
      <text:p text:style-name="P3">Additional names mentioned: </text:p>
      <text:p text:style-name="P3">Additional Places mentioned: </text:p>
      <text:p text:style-name="P3">Additional Dates mentioned:</text:p>
      <text:p text:style-name="P3"/>
      <text:p text:style-name="P3">VI. Notes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VII Transcription</text:p>
      <text:p text:style-name="P3">(Symbols: <text:s/>? = uncertain; [ ] = supplied information; / = end of line)</text:p>
      <text:p text:style-name="P3"/>
      <text:p text:style-name="P3">[Page 1]</text:p>
      <text:p text:style-name="P4">1848/</text:p>
      <text:p text:style-name="P3">Dr. Sir,/</text:p>
      <text:p text:style-name="P3"><text:tab/>In requesting your/ acceptance of the accompanying/ copy of my little work I must/ renew my acknowledgments/ for the trouble &amp; interest you/ have so unsparingly taken/ in it, as also for the valuable/ instruction which has enobled/ me to compass it. <text:s/>Wishing/</text:p>
      <text:p text:style-name="P3"/>
      <text:p text:style-name="P3">[Page 2]</text:p>
      <text:p text:style-name="P3">you pleasant holidays/</text:p>
      <text:p text:style-name="P3"><text:tab/>I remain/</text:p>
      <text:p text:style-name="P3"><text:tab/><text:tab/>Dr Sir/</text:p>
      <text:p text:style-name="P3"><text:tab/><text:tab/>your obliged pupil/</text:p>
      <text:p text:style-name="P3"><text:tab/><text:tab/>Miriam Belisario/</text:p>
      <text:p text:style-name="P3"><text:span text:style-name="T1">17</text:span><text:span text:style-name="T2">th</text:span><text:span text:style-name="T1"> April(/)48/</text:span></text:p>
      <text:p text:style-name="P3"><text:soft-page-break/>CS./</text:p>
      <text:p text:style-name="P3"/>
      <text:p text:style-name="P3">“S Morais Esqr”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  <meta:creation-date>2009-04-16T11:23:25</meta:creation-date>
    <dc:date>2011-12-12T10:33:03.12</dc:date>
    <dc:language>en-US</dc:language>
    <meta:editing-cycles>3</meta:editing-cycles>
    <meta:editing-duration>PT00H00M58S</meta:editing-duration>
    <meta:document-statistic meta:table-count="0" meta:image-count="0" meta:object-count="0" meta:page-count="3" meta:paragraph-count="73" meta:word-count="236" meta:character-count="1659"/>
    <dc:creator>Penn Libraries</dc:creator>
    <meta:user-defined meta:name="Info 1"/>
    <meta:user-defined meta:name="Info 2"/>
    <meta:user-defined meta:name="Info 3"/>
    <meta:user-defined meta:name="Info 4"/>
  </office:meta>
</office:document-meta>
</file>